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/>
    </style:style>
    <style:style style:name="P2" style:family="paragraph" style:parent-style-name="Standard">
      <style:text-properties style:font-name="Chandas" officeooo:paragraph-rsid="001dbf77"/>
    </style:style>
    <style:style style:name="P3" style:family="paragraph" style:parent-style-name="Standard">
      <style:text-properties style:font-name="Chandas" fo:font-weight="bold" style:font-weight-asian="bold" style:font-weight-complex="bold"/>
    </style:style>
    <style:style style:name="P4" style:family="paragraph" style:parent-style-name="Standard">
      <style:text-properties style:font-name="Chandas" fo:font-weight="bold" officeooo:paragraph-rsid="001dbf77" style:font-weight-asian="bold" style:font-weight-complex="bold"/>
    </style:style>
    <style:style style:name="P5" style:family="paragraph" style:parent-style-name="Standard">
      <style:text-properties style:font-name="Chandas" fo:font-weight="bold" officeooo:rsid="001dbf77" officeooo:paragraph-rsid="001dbf77" style:font-weight-asian="bold" style:font-weight-complex="bold"/>
    </style:style>
    <style:style style:name="P6" style:family="paragraph" style:parent-style-name="Standard">
      <style:text-properties style:font-name="Chandas" fo:font-weight="bold" officeooo:rsid="001dc948" officeooo:paragraph-rsid="001dc948" style:font-weight-asian="bold" style:font-weight-complex="bold"/>
    </style:style>
    <style:style style:name="P7" style:family="paragraph" style:parent-style-name="Standard">
      <style:text-properties style:font-name="Chandas" fo:font-weight="bold" officeooo:paragraph-rsid="001dc948" style:font-weight-asian="bold" style:font-weight-complex="bold"/>
    </style:style>
    <style:style style:name="P8" style:family="paragraph" style:parent-style-name="Standard">
      <style:text-properties style:font-name="Chandas" fo:font-weight="bold" officeooo:paragraph-rsid="001dd57f" style:font-weight-asian="bold" style:font-weight-complex="bold"/>
    </style:style>
    <style:style style:name="P9" style:family="paragraph" style:parent-style-name="Standard">
      <style:text-properties style:font-name="Chandas" fo:font-weight="bold" officeooo:paragraph-rsid="001f9fa7" style:font-weight-asian="bold" style:font-weight-complex="bold"/>
    </style:style>
    <style:style style:name="P10" style:family="paragraph" style:parent-style-name="Standard">
      <style:text-properties style:font-name="Chandas" fo:font-weight="bold" officeooo:rsid="00204d60" officeooo:paragraph-rsid="00204d60" style:font-weight-asian="bold" style:font-weight-complex="bold"/>
    </style:style>
    <style:style style:name="P11" style:family="paragraph" style:parent-style-name="Standard">
      <style:text-properties style:font-name="Chandas" fo:font-weight="bold" officeooo:rsid="00212141" officeooo:paragraph-rsid="00212141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Chandas" fo:font-weight="bold" officeooo:rsid="00212141" officeooo:paragraph-rsid="00212141" style:font-weight-asian="bold" style:font-weight-complex="bold"/>
    </style:style>
    <style:style style:name="P13" style:family="paragraph" style:parent-style-name="Standard">
      <style:text-properties style:font-name="Chandas" officeooo:paragraph-rsid="001dc948"/>
    </style:style>
    <style:style style:name="P14" style:family="paragraph" style:parent-style-name="Standard">
      <style:text-properties style:font-name="Chandas" officeooo:paragraph-rsid="001f9fa7"/>
    </style:style>
    <style:style style:name="P15" style:family="paragraph" style:parent-style-name="Standard">
      <style:text-properties fo:font-weight="bold" officeooo:paragraph-rsid="001dbf77" style:font-weight-asian="bold" style:font-weight-complex="bold"/>
    </style:style>
    <style:style style:name="P16" style:family="paragraph" style:parent-style-name="Standard">
      <style:text-properties fo:font-weight="bold" officeooo:paragraph-rsid="001dc948" style:font-weight-asian="bold" style:font-weight-complex="bold"/>
    </style:style>
    <style:style style:name="T1" style:family="text">
      <style:text-properties officeooo:rsid="001dbf77"/>
    </style:style>
    <style:style style:name="T2" style:family="text">
      <style:text-properties style:font-name="Chandas"/>
    </style:style>
    <style:style style:name="T3" style:family="text">
      <style:text-properties style:font-name="Chandas" officeooo:rsid="001dbf77"/>
    </style:style>
    <style:style style:name="T4" style:family="text">
      <style:text-properties style:font-name="Chandas" officeooo:rsid="001dc948"/>
    </style:style>
    <style:style style:name="T5" style:family="text">
      <style:text-properties officeooo:rsid="001dc948"/>
    </style:style>
    <style:style style:name="T6" style:family="text">
      <style:text-properties officeooo:rsid="001dd57f"/>
    </style:style>
    <style:style style:name="T7" style:family="text">
      <style:text-properties officeooo:rsid="001f9fa7"/>
    </style:style>
    <style:style style:name="T8" style:family="text">
      <style:text-properties officeooo:rsid="00204d60"/>
    </style:style>
    <style:style style:name="T9" style:family="text">
      <style:text-properties officeooo:rsid="002121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lumno Diomer López</text:p>
      <text:p text:style-name="P3">Para crear un repositorio local:</text:p>
      <text:p text:style-name="P1"><text:tab/>$ git init /home/dlopez/GIT</text:p>
      <text:p text:style-name="P4"><text:span text:style-name="T1">Para configurar el usuario de GIT</text:span></text:p>
      <text:p text:style-name="P1"><text:tab/>$ git config --global user.name "diolopez"</text:p>
      <text:p text:style-name="P15"><text:span text:style-name="T3">Para configurar el email de GIT</text:span></text:p>
      <text:p text:style-name="P1"><text:tab/>$ git config --global user.email "diomer2@gmail.com" </text:p>
      <text:p text:style-name="P5">Para cambiar el nombre de la rama master a main</text:p>
      <text:p text:style-name="P1"><text:tab/>$ git branch -M main </text:p>
      <text:p text:style-name="P3">Para conectar <text:span text:style-name="T1">mi repo local </text:span>con el repositorio en nube: </text:p>
      <text:p text:style-name="P2"><text:tab/>$ git remote add origin <text:a xlink:type="simple" xlink:href="https://github.com/diolopez/intro_informatica.git" text:style-name="Internet_20_link" text:visited-style-name="Visited_20_Internet_20_Link">https://github.com/diolopez/intro_informatica.git</text:a></text:p>
      <text:p text:style-name="P4"><text:span text:style-name="T1">Para clonar un repo remoto a mi PC local</text:span></text:p>
      <text:p text:style-name="P2"><text:tab/><text:span text:style-name="T1">$ </text:span>git clone https://github.com/diolopez/FirstPythonProject </text:p>
      <text:p text:style-name="P6">Para agregar archivos al staging area</text:p>
      <text:p text:style-name="P1"><text:tab/>$ git add</text:p>
      <text:p text:style-name="P6">Para conocer el estado del repositorio</text:p>
      <text:p text:style-name="P1"><text:tab/>$ git status</text:p>
      <text:p text:style-name="P7"><text:span text:style-name="T5">Para devolver un cambio en el directorio usando GIT</text:span></text:p>
      <text:p text:style-name="P13"><text:tab/><text:span text:style-name="T5">$ </text:span>git restore --&gt; </text:p>
      <text:p text:style-name="P6">Para hacer un commit</text:p>
      <text:p text:style-name="P1"><text:tab/>$ git commit -m "mensaje de descripción del commit"</text:p>
      <text:p text:style-name="P16"><text:span text:style-name="T4">Para mirar el historial de los commits</text:span></text:p>
      <text:p text:style-name="P1"><text:soft-page-break/><text:tab/>$ git log</text:p>
      <text:p text:style-name="P6">Para subir archivos desde mi repo local a Github (rama main)</text:p>
      <text:p text:style-name="P1"><text:tab/>$ git push origin m<text:span text:style-name="T5">ain</text:span></text:p>
      <text:p text:style-name="P6">Para actualizar mi repo local desde el repositorio en Github (rama main)</text:p>
      <text:p text:style-name="Standard"><text:span text:style-name="T2"><text:tab/>$ git pull origin </text:span><text:span text:style-name="T4">main</text:span><text:span text:style-name="T2"> </text:span></text:p>
      <text:p text:style-name="P8">para corregir algo de un commit</text:p>
      <text:p text:style-name="P1"><text:tab/>$ git commit --amend </text:p>
      <text:p text:style-name="P8">Para viajar en el tiempo a un commit en particular <text:span text:style-name="T6">(forzado)</text:span></text:p>
      <text:p text:style-name="P1"><text:tab/>$ git resert --hard 8TGIFOR89598 </text:p>
      <text:p text:style-name="P8"><text:span text:style-name="T6">Para v</text:span>er la diferencia entre dos commits</text:p>
      <text:p text:style-name="P1"><text:tab/>$ git diff RRRRRRSSFSF FDSGFSSSFSD </text:p>
      <text:p text:style-name="P9"><text:span text:style-name="T7">Para enumerar todas las ramas de tu repositorio local</text:span></text:p>
      <text:p text:style-name="P14"><text:tab/><text:span text:style-name="T7">$ </text:span>git branch</text:p>
      <text:p text:style-name="P9"><text:span text:style-name="T7">Para enumerar todas las ramas de tu repositorio local y remoto</text:span></text:p>
      <text:p text:style-name="P14"><text:span text:style-name="T7"><text:tab/>$ </text:span>git branch -a</text:p>
      <text:p text:style-name="P10">Para crear una nueva rama llamada &lt;newbranch&gt;.</text:p>
      <text:p text:style-name="P1"><text:tab/><text:span text:style-name="T8">$ </text:span>git branch &lt;newbranch&gt; </text:p>
      <text:p text:style-name="P10">Para eliminar la rama llamada &lt;branch&gt; (soft)</text:p>
      <text:p text:style-name="P1"><text:span text:style-name="T8"><text:tab/>$ </text:span>git branch -d &lt;branch&gt;</text:p>
      <text:p text:style-name="P10">Para eliminar la rama llamada &lt;branch&gt; (hard)</text:p>
      <text:p text:style-name="P1"><text:tab/><text:span text:style-name="T8">$ </text:span>git branch -D &lt;branch&gt; </text:p>
      <text:p text:style-name="P11">Para saltar entre ramas</text:p>
      <text:p text:style-name="P1"><text:soft-page-break/><text:tab/><text:span text:style-name="T9">$ </text:span>git checkout &lt;<text:span text:style-name="T9">otra</text:span>branch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1T12:32:40.786829299</dc:date>
    <meta:editing-duration>PT20M20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3" meta:paragraph-count="45" meta:word-count="280" meta:character-count="1637" meta:non-whitespace-character-count="1374"/>
  </office:meta>
</office:document-meta>
</file>